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Stunden</text:p>
          </table:table-cell>
          <table:table-cell office:value-type="string">
            <text:p>Story Points</text:p>
          </table:table-cell>
          <table:table-cell table:number-columns-repeated="2"/>
          <table:table-cell office:value-type="string">
            <text:p>Velocity</text:p>
          </table:table-cell>
        </table:table-row>
        <table:table-row table:style-name="ro2">
          <table:table-cell table:number-columns-repeated="2"/>
          <table:table-cell office:value-type="string">
            <text:p>Iteration 1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Iteration 1</text:p>
          </table:table-cell>
          <table:table-cell table:formula="of:= [.E4]/[.D4]" office:value-type="float" office:value="0.369230769230769">
            <text:p>0,3692307692</text:p>
          </table:table-cell>
        </table:table-row>
        <table:table-row table:style-name="ro2">
          <table:table-cell table:number-columns-repeated="2"/>
          <table:table-cell office:value-type="string">
            <text:p>Iteration 2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Iteration 2</text:p>
          </table:table-cell>
          <table:table-cell table:formula="of:= [.E5]/[.D5]" office:value-type="float" office:value="0.350649350649351">
            <text:p>0,3506493506</text:p>
          </table:table-cell>
        </table:table-row>
        <table:table-row table:style-name="ro2">
          <table:table-cell table:number-columns-repeated="2"/>
          <table:table-cell office:value-type="string">
            <text:p>Iteration 3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Iteration 3</text:p>
          </table:table-cell>
          <table:table-cell table:formula="of:= [.E6]/[.D6]" office:value-type="float" office:value="0.444444444444444">
            <text:p>0,4444444444</text:p>
          </table:table-cell>
        </table:table-row>
      </table:table>
      <table:table table:name="Tabelle2" table:style-name="ta1">
        <table:shapes>
          <draw:frame draw:z-index="0" draw:style-name="gr1" svg:width="16.01cm" svg:height="9.009cm" svg:x="2.258cm" svg:y="1.807cm">
            <draw:object draw:notify-on-update-of-ranges="Tabelle1.C4:Tabelle1.C6 Tabelle1.D3:Tabelle1.D3 Tabelle1.D4:Tabelle1.D6 Tabelle1.E3:Tabelle1.E3 Tabelle1.E4:Tabelle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shapes>
          <draw:frame draw:z-index="0" draw:style-name="gr1" svg:width="16.01cm" svg:height="9.008cm" svg:x="0.114cm" svg:y="0.181cm">
            <draw:object draw:notify-on-update-of-ranges="Tabelle1.G4:Tabelle1.G6 Tabelle1.H3:Tabelle1.H3 Tabelle1.H4:Tabelle1.H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3-11-30T06:43:39</meta:creation-date>
    <dc:date>2013-11-30T07:13:21</dc:date>
    <dc:creator>Simon </dc:creator>
    <meta:editing-duration>PT14M32S</meta:editing-duration>
    <meta:editing-cycles>1</meta:editing-cycles>
    <meta:document-statistic meta:table-count="3" meta:cell-count="18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legend chart:legend-position="end" svg:x="12.762cm" svg:y="3.957cm" style:legend-expansion="high" chart:style-name="ch2"/>
        <chart:plot-area chart:style-name="ch3" table:cell-range-address="Tabelle1.C3:Tabelle1.E6" chart:data-source-has-labels="both" svg:x="0.77cm" svg:y="0.855cm" svg:width="11.352cm" svg:height="7.555cm">
          <chartooo:coordinate-region svg:x="1.538cm" svg:y="1.054cm" svg:width="9.815cm" svg:height="6.709cm"/>
          <chart:axis chart:dimension="x" chart:name="primary-x" chart:style-name="ch4" chartooo:axis-type="auto">
            <chartooo:date-scale/>
            <chart:categories table:cell-range-address="Tabelle1.C4:Tabelle1.C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D4:Tabelle1.D6" chart:label-cell-address="Tabelle1.D3:Tabelle1.D3" chart:class="chart:line">
            <chart:data-point chart:repeated="3"/>
          </chart:series>
          <chart:series chart:style-name="ch7" chart:values-cell-range-address="Tabelle1.E4:Tabelle1.E6" chart:label-cell-address="Tabelle1.E3:Tabelle1.E3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unden</text:p>
                <draw:g>
                  <svg:desc>Tabelle1.D3:Tabelle1.D3</svg:desc>
                </draw:g>
              </table:table-cell>
              <table:table-cell office:value-type="string">
                <text:p>Story Points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teration 1</text:p>
                <draw:g>
                  <svg:desc>Tabelle1.C4:Tabelle1.C6</svg:desc>
                </draw:g>
              </table:table-cell>
              <table:table-cell office:value-type="float" office:value="65">
                <text:p>65</text:p>
                <draw:g>
                  <svg:desc>Tabelle1.D4:Tabelle1.D6</svg:desc>
                </draw:g>
              </table:table-cell>
              <table:table-cell office:value-type="float" office:value="24">
                <text:p>24</text:p>
                <draw:g>
                  <svg:desc>Tabelle1.E4:Tabelle1.E6</svg:desc>
                </draw:g>
              </table:table-cell>
            </table:table-row>
            <table:table-row>
              <table:table-cell office:value-type="string">
                <text:p>Iteration 2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Iteration 3</text:p>
              </table:table-cell>
              <table:table-cell office:value-type="float" office:value="72">
                <text:p>7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line" chart:style-name="ch1">
        <chart:legend chart:legend-position="end" svg:x="13.423cm" svg:y="4.205cm" style:legend-expansion="high" chart:style-name="ch2"/>
        <chart:plot-area chart:style-name="ch3" table:cell-range-address="Tabelle1.G3:Tabelle1.H6" chart:data-source-has-labels="both" svg:x="0.77cm" svg:y="0.855cm" svg:width="12.013cm" svg:height="7.554cm">
          <chartooo:coordinate-region svg:x="1.682cm" svg:y="1.054cm" svg:width="10.333cm" svg:height="6.708cm"/>
          <chart:axis chart:dimension="x" chart:name="primary-x" chart:style-name="ch4" chartooo:axis-type="auto">
            <chartooo:date-scale/>
            <chart:categories table:cell-range-address="Tabelle1.G4:Tabelle1.G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H4:Tabelle1.H6" chart:label-cell-address="Tabelle1.H3:Tabelle1.H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</text:p>
                <draw:g>
                  <svg:desc>Tabelle1.H3:Tabelle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teration 1</text:p>
                <draw:g>
                  <svg:desc>Tabelle1.G4:Tabelle1.G6</svg:desc>
                </draw:g>
              </table:table-cell>
              <table:table-cell office:value-type="float" office:value="0.369230769230769">
                <text:p>0.369230769230769</text:p>
                <draw:g>
                  <svg:desc>Tabelle1.H4:Tabelle1.H6</svg:desc>
                </draw:g>
              </table:table-cell>
            </table:table-row>
            <table:table-row>
              <table:table-cell office:value-type="string">
                <text:p>Iteration 2</text:p>
              </table:table-cell>
              <table:table-cell office:value-type="float" office:value="0.350649350649351">
                <text:p>0.350649350649351</text:p>
              </table:table-cell>
            </table:table-row>
            <table:table-row>
              <table:table-cell office:value-type="string">
                <text:p>Iteration 3</text:p>
              </table:table-cell>
              <table:table-cell office:value-type="float" office:value="0.444444444444444">
                <text:p>0.444444444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